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24b12d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322eea" officeooo:paragraph-rsid="00340e5a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22eea" officeooo:paragraph-rsid="00322eea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paragraph-rsid="0024b12d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3" style:family="paragraph" style:parent-style-name="Table_20_Contents" style:list-style-name="L1">
      <style:text-properties style:font-name="Liberation Sans" fo:font-size="12pt" fo:font-weight="normal" officeooo:paragraph-rsid="0029ddf5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style:text-properties style:font-name="Liberation Sans" fo:font-size="12pt" fo:font-weight="normal" officeooo:rsid="00220ae6" officeooo:paragraph-rsid="0029ddf5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9ddf5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9ddf5" officeooo:paragraph-rsid="0029ddf5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1a0ff" officeooo:paragraph-rsid="0031a0ff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officeooo:rsid="0036ffcc" officeooo:paragraph-rsid="0036ffcc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357779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officeooo:rsid="00340e5a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fo:font-weight="bold" officeooo:rsid="002687aa" style:font-weight-asian="bold" style:font-weight-complex="bold"/>
    </style:style>
    <style:style style:name="T12" style:family="text">
      <style:text-properties fo:font-weight="bold" officeooo:rsid="0027b545" style:font-weight-asian="bold" style:font-weight-complex="bold"/>
    </style:style>
    <style:style style:name="T13" style:family="text">
      <style:text-properties fo:font-weight="bold" officeooo:rsid="0019ad9a" style:font-weight-asian="bold" style:font-weight-complex="bold"/>
    </style:style>
    <style:style style:name="T14" style:family="text">
      <style:text-properties fo:font-weight="bold" officeooo:rsid="00340e5a" style:font-weight-asian="bold" style:font-weight-complex="bold"/>
    </style:style>
    <style:style style:name="T15" style:family="text">
      <style:text-properties officeooo:rsid="0019ad9a"/>
    </style:style>
    <style:style style:name="T16" style:family="text">
      <style:text-properties officeooo:rsid="00322eea"/>
    </style:style>
    <style:style style:name="T17" style:family="text">
      <style:text-properties officeooo:rsid="002687aa"/>
    </style:style>
    <style:style style:name="T18" style:family="text">
      <style:text-properties officeooo:rsid="0027b545"/>
    </style:style>
    <style:style style:name="T19" style:family="text">
      <style:text-properties fo:font-weight="normal" officeooo:rsid="0027b545" style:font-weight-asian="normal" style:font-weight-complex="normal"/>
    </style:style>
    <style:style style:name="T20" style:family="text">
      <style:text-properties fo:font-weight="normal" officeooo:rsid="00322eea" style:font-weight-asian="normal" style:font-weight-complex="normal"/>
    </style:style>
    <style:style style:name="T21" style:family="text">
      <style:text-properties officeooo:rsid="0031a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850863916592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</text:span><text:span text:style-name="T5">18</text:span></text:p>
          </table:table-cell>
          <table:covered-table-cell/>
        </table:table-row>
        <table:table-row table:style-name="TableLine94850864052032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850864112464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850864113104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7">Cadastrar financeiro</text:p>
          </table:table-cell>
        </table:table-row>
        <table:table-row table:style-name="TableLine94850864113744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10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>Exibir os dados cadastrados <text:span text:style-name="T7">na pesquisa.</text:span></text:p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5"><text:span text:style-name="T17">DATA</text:span><text:span text:style-name="T15"> </text:span><text:span text:style-name="T16">-</text:span><text:span text:style-name="T15"> </text:span><text:span text:style-name="T17">Data</text:span></text:p>
            <text:p text:style-name="P16"><text:span text:style-name="T18">C</text:span><text:span text:style-name="T17">HECKBOX - Pago</text:span></text:p>
            <text:p text:style-name="P18"><text:span text:style-name="T15">TEXTO </text:span><text:span text:style-name="T16">-</text:span><text:span text:style-name="T15"> </text:span><text:span text:style-name="T18">Valor R$</text:span></text:p>
            <text:p text:style-name="P19"><text:span text:style-name="T15">TEXTO </text:span><text:span text:style-name="T16">-</text:span><text:span text:style-name="T15"> </text:span><text:span text:style-name="T18">Descrição</text:span></text:p>
            <text:p text:style-name="P19"><text:span text:style-name="T18">SELETOR EDITAVEL </text:span><text:span text:style-name="T16">-</text:span><text:span text:style-name="T15"> </text:span><text:span text:style-name="T21">Plano de contas</text:span></text:p>
            <text:p text:style-name="P19"><text:span text:style-name="T8">SELETOR</text:span><text:span text:style-name="T15"> </text:span><text:span text:style-name="T16">-</text:span><text:span text:style-name="T15"> </text:span><text:span text:style-name="T8">Contas (Pagar, Receber)</text:span></text:p>
            <text:p text:style-name="P17"/>
            <text:p text:style-name="P14"/>
          </table:table-cell>
        </table:table-row>
        <table:table-row table:style-name="TableLine94850864117008">
          <table:table-cell table:style-name="Tabela1.A8" office:value-type="string">
            <text:p text:style-name="P20">Prioridade</text:p>
          </table:table-cell>
          <table:table-cell table:style-name="Tabela1.B8" office:value-type="string">
            <text:p text:style-name="P21">Excencial</text:p>
          </table:table-cell>
        </table:table-row>
        <table:table-row table:style-name="TableLine94850864117696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2">Fluxo principal</text:p>
          </table:table-cell>
          <table:table-cell table:style-name="Tabela1.B12" office:value-type="string">
            <text:list xml:id="list3425182009" text:style-name="L1">
              <text:list-item>
                <text:p text:style-name="P23"><text:span text:style-name="T9">Preencher</text:span><text:span text:style-name="T10"> </text:span><text:span text:style-name="T9">os dados</text:span></text:p>
              </text:list-item>
              <text:list-item>
                <text:p text:style-name="P24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2">Fluxo secundário</text:p>
          </table:table-cell>
          <table:table-cell table:style-name="Tabela1.B12" office:value-type="string">
            <text:p text:style-name="P25"/>
          </table:table-cell>
        </table:table-row>
        <table:table-row table:style-name="Tabela1.11">
          <table:table-cell table:style-name="Tabela1.A12" office:value-type="string">
            <text:p text:style-name="P7">Regras</text:p>
          </table:table-cell>
          <table:table-cell table:style-name="Tabela1.B12" office:value-type="string">
            <text:p text:style-name="P26"/>
            <text:p text:style-name="P26">Preencher dados obrigatórios</text:p>
            <text:p text:style-name="P26"/>
            <text:list xml:id="list2096875874" text:style-name="L2">
              <text:list-item>
                <text:p text:style-name="P27">Data</text:p>
              </text:list-item>
              <text:list-item>
                <text:p text:style-name="P27">Valor R$</text:p>
              </text:list-item>
              <text:list-item>
                <text:p text:style-name="P28">Plano de contas</text:p>
              </text:list-item>
            </text:list>
            <text:p text:style-name="P26"/>
          </table:table-cell>
        </table:table-row>
        <table:table-row table:style-name="TableLine94850864121344">
          <table:table-cell table:style-name="Tabela1.A13" office:value-type="string">
            <text:p text:style-name="P29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850864122944">
          <table:table-cell table:style-name="Tabela1.A14" office:value-type="string">
            <text:p text:style-name="P22">Versão</text:p>
          </table:table-cell>
          <table:table-cell table:style-name="Tabela1.B14" office:value-type="string">
            <text:p text:style-name="P30"><text:span text:style-name="T8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1M39S</meta:editing-duration>
    <meta:editing-cycles>39</meta:editing-cycles>
    <meta:generator>LibreOffice/6.4.7.2$Linux_X86_64 LibreOffice_project/40$Build-2</meta:generator>
    <dc:date>2022-09-08T11:00:25.466593449</dc:date>
    <meta:document-statistic meta:table-count="1" meta:image-count="0" meta:object-count="0" meta:page-count="1" meta:paragraph-count="32" meta:word-count="83" meta:character-count="495" meta:non-whitespace-character-count="449"/>
  </office:meta>
</office:document-meta>
</file>